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31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5cm" draw:fill="none" draw:textarea-vertical-align="middle"/>
    </style:style>
    <style:style style:name="gr6" style:family="graphic" style:parent-style-name="standard">
      <style:graphic-properties draw:textarea-horizontal-align="justify" draw:textarea-vertical-align="top" draw:auto-grow-height="fals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1" draw:id="id11" draw:layer="layout" svg:width="0.9cm" svg:height="0.9cm" svg:x="13.3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9cm" svg:height="0.9cm" svg:x="15.9cm" svg:y="9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5cm" svg:y1="16.3cm" svg:x2="28.2cm" svg:y2="16.3cm">
          <text:p/>
        </draw:line>
        <draw:frame draw:style-name="gr3" draw:layer="layout" svg:width="4.367cm" svg:height="1.428cm" svg:x="1.3cm" svg:y="16.6cm">
          <draw:text-box>
            <text:p>Hardware</text:p>
          </draw:text-box>
        </draw:frame>
        <draw:line draw:style-name="gr2" draw:text-style-name="P1" draw:layer="layout" svg:x1="18.6cm" svg:y1="12.9cm" svg:x2="28.2cm" svg:y2="12.9cm">
          <text:p/>
        </draw:line>
        <draw:frame draw:style-name="gr3" draw:layer="layout" svg:width="4.613cm" svg:height="1.428cm" svg:x="18.887cm" svg:y="13.2cm">
          <draw:text-box>
            <text:p>C language</text:p>
          </draw:text-box>
        </draw:frame>
        <draw:frame draw:style-name="gr3" draw:layer="layout" svg:width="4.231cm" svg:height="1.428cm" svg:x="1.269cm" svg:y="14.5cm">
          <draw:text-box>
            <text:p>Haskell</text:p>
          </draw:text-box>
        </draw:frame>
        <draw:custom-shape draw:style-name="gr4" draw:text-style-name="P1" xml:id="id2" draw:id="id2" draw:layer="layout" svg:width="4.2cm" svg:height="1.6cm" svg:x="11.3cm" svg:y="18.3cm">
          <text:p text:style-name="P1">LED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7cm" svg:height="1.6cm" svg:x="9.9cm" svg:y="15.4cm">
          <text:p text:style-name="P1">GPIO regist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4cm" svg:y1="17cm" svg:x2="13.4cm" svg:y2="18.3cm" draw:start-shape="id1" draw:start-glue-point="2" draw:end-shape="id2" draw:end-glue-point="0" svg:d="m13400 17000v1300" svg:viewBox="0 0 1 1301">
          <text:p/>
        </draw:connector>
        <draw:connector draw:style-name="gr5" draw:text-style-name="P1" draw:layer="layout" draw:type="line" svg:x1="25.95cm" svg:y1="12.2cm" svg:x2="25.95cm" svg:y2="14cm" draw:start-shape="id3" draw:start-glue-point="2" draw:end-shape="id4" draw:end-glue-point="0" svg:d="m25950 12200v1800" svg:viewBox="0 0 1 1801">
          <text:p/>
        </draw:connector>
        <draw:custom-shape draw:style-name="gr4" draw:text-style-name="P1" xml:id="id4" draw:id="id4" draw:layer="layout" svg:width="4.3cm" svg:height="1.7cm" svg:x="23.8cm" svg:y="14cm">
          <text:p text:style-name="P1">delay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4.9cm" svg:height="1.7cm" svg:x="23.5cm" svg:y="10.5cm">
          <text:p text:style-name="P1">Delay.h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1.6cm" svg:height="4.2cm" svg:x="7.6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7.144cm" svg:height="1.428cm" svg:x="8.23cm" svg:y="7.3cm">
          <draw:text-box>
            <text:p>Foreign.Storable</text:p>
          </draw:text-box>
        </draw:frame>
        <draw:custom-shape draw:style-name="gr4" draw:text-style-name="P1" xml:id="id8" draw:id="id8" draw:layer="layout" svg:width="10.6cm" svg:height="1.7cm" svg:x="8.1cm" svg:y="9.4cm">
          <text:p text:style-name="P1">poke :: Ptr a -&gt; a -&gt; IO 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3cm" svg:height="5.5cm" svg:x="1.2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042cm" svg:height="1.428cm" svg:x="2.13cm" svg:y="1cm">
          <draw:text-box>
            <text:p>Led.hs</text:p>
          </draw:text-box>
        </draw:frame>
        <draw:custom-shape draw:style-name="gr4" draw:text-style-name="P1" xml:id="id5" draw:id="id5" draw:layer="layout" svg:width="12cm" svg:height="1.7cm" svg:x="1.7cm" svg:y="2.7cm">
          <text:p text:style-name="P1">initLeds :: IO 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12.009cm" svg:height="1.7cm" svg:x="1.7cm" svg:y="4.9cm">
          <text:p text:style-name="P1">ledsOn :: [Word32] -&gt; IO 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3.7cm" svg:y1="3.55cm" svg:x2="16.35cm" svg:y2="9.4cm" draw:start-shape="id5" draw:start-glue-point="1" draw:end-shape="id6" draw:end-glue-point="0" svg:d="m13700 3550c1767 0 2650 1950 2650 5850" svg:viewBox="0 0 2651 5851">
          <text:p/>
        </draw:connector>
        <draw:connector draw:style-name="gr5" draw:text-style-name="P1" draw:layer="layout" draw:type="curve" svg:x1="13.709cm" svg:y1="5.75cm" svg:x2="16.35cm" svg:y2="9.4cm" draw:start-shape="id7" draw:start-glue-point="1" draw:end-shape="id6" draw:end-glue-point="0" svg:d="m13709 5750c1761 0 2641 1216 2641 3650" svg:viewBox="0 0 2642 3651">
          <text:p/>
        </draw:connector>
        <draw:connector draw:style-name="gr5" draw:text-style-name="P1" draw:layer="layout" draw:type="line" svg:x1="13.4cm" svg:y1="11.1cm" svg:x2="13.4cm" svg:y2="15.4cm" draw:start-shape="id8" draw:start-glue-point="2" draw:end-shape="id1" svg:d="m13400 11100v4300" svg:viewBox="0 0 1 4301">
          <text:p/>
        </draw:connector>
        <draw:line draw:style-name="gr2" draw:text-style-name="P1" draw:layer="layout" svg:x1="18.6cm" svg:y1="12.9cm" svg:x2="18.6cm" svg:y2="16.2cm">
          <text:p/>
        </draw:line>
        <draw:custom-shape draw:style-name="gr6" draw:text-style-name="P1" draw:layer="layout" svg:width="8.135cm" svg:height="7.5cm" svg:x="20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9cm" svg:height="6cm" svg:x="20.6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4.955cm" svg:height="1.428cm" svg:x="21.404cm" svg:y="2.1cm">
          <draw:text-box>
            <text:p>foever loop</text:p>
          </draw:text-box>
        </draw:frame>
        <draw:custom-shape draw:style-name="gr4" draw:text-style-name="P1" xml:id="id10" draw:id="id10" draw:layer="layout" svg:width="5.7cm" svg:height="2.5cm" svg:x="21.2cm" svg:y="3.8cm">
          <text:p text:style-name="P1">LED control</text:p>
          <text:p text:style-name="P1">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9" draw:id="id9" draw:layer="layout" svg:width="5.7cm" svg:height="1.7cm" svg:x="21.2cm" svg:y="6.6cm">
          <text:p text:style-name="P1">Delay 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478cm" svg:height="1.428cm" svg:x="20.83cm" svg:y="1cm">
          <draw:text-box>
            <text:p>Main.hs</text:p>
          </draw:text-box>
        </draw:frame>
        <draw:connector draw:style-name="gr5" draw:text-style-name="P1" draw:layer="layout" draw:type="curve" svg:x1="24.05cm" svg:y1="8.3cm" svg:x2="25.95cm" svg:y2="10.5cm" draw:start-shape="id9" draw:start-glue-point="2" draw:end-shape="id3" svg:d="m24050 8300c0 1651 1900 552 1900 2200" svg:viewBox="0 0 1901 2201">
          <text:p/>
        </draw:connector>
        <draw:connector draw:style-name="gr5" draw:text-style-name="P1" draw:layer="layout" draw:type="curve" svg:x1="21.2cm" svg:y1="5.05cm" svg:x2="14.2cm" svg:y2="2.85cm" draw:start-shape="id10" draw:end-shape="id11" draw:end-glue-point="1" svg:d="m21200 5050c-5287 0-1788-2200-7000-2200" svg:viewBox="0 0 700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3T21:34:11.006607316</dc:date>
    <dc:creator>Okabe Kiwamu</dc:creator>
    <meta:editing-duration>PT2H34M30S</meta:editing-duration>
    <meta:editing-cycles>232</meta:editing-cycles>
    <meta:generator>LibreOffice/4.1.1.2$Linux_X86_64 LibreOffice_project/410m0$Build-2</meta:generator>
    <meta:document-statistic meta:object-count="32"/>
  </office:meta>
</office:document-meta>
</file>